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eea" officeooo:paragraph-rsid="00037eea"/>
    </style:style>
    <style:style style:name="P2" style:family="paragraph" style:parent-style-name="Standard">
      <style:paragraph-properties fo:text-align="center" style:justify-single-word="false"/>
      <style:text-properties fo:color="#ff0000" fo:font-size="18pt" fo:font-style="normal" style:text-underline-style="solid" style:text-underline-width="auto" style:text-underline-color="font-color" fo:font-weight="bold" officeooo:rsid="00037eea" officeooo:paragraph-rsid="00037eea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rsid="00050222" officeooo:paragraph-rsid="00050222"/>
    </style:style>
    <style:style style:name="P4" style:family="paragraph" style:parent-style-name="Standard">
      <style:text-properties officeooo:rsid="0005be6f" officeooo:paragraph-rsid="0005be6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5be6f" officeooo:paragraph-rsid="0005be6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be6f" officeooo:paragraph-rsid="00076d0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37eea" officeooo:paragraph-rsid="00037ee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37eea" officeooo:paragraph-rsid="0005be6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be6f" officeooo:paragraph-rsid="0005be6f" style:font-weight-asian="normal" style:font-weight-complex="normal"/>
    </style:style>
    <style:style style:name="P10" style:family="paragraph" style:parent-style-name="Standard">
      <style:text-properties fo:color="#000000" officeooo:rsid="00037eea" officeooo:paragraph-rsid="00037eea"/>
    </style:style>
    <style:style style:name="P11" style:family="paragraph" style:parent-style-name="Standard">
      <style:text-properties officeooo:rsid="00076d09" officeooo:paragraph-rsid="00076d09"/>
    </style:style>
    <style:style style:name="P12" style:family="paragraph" style:parent-style-name="Text_20_body">
      <style:text-properties officeooo:rsid="00037eea" officeooo:paragraph-rsid="00037eea"/>
    </style:style>
    <style:style style:name="P13" style:family="paragraph" style:parent-style-name="Text_20_body">
      <style:text-properties fo:color="#000000" fo:font-size="12pt" style:text-underline-style="solid" style:text-underline-width="auto" style:text-underline-color="font-color" fo:font-weight="bold" officeooo:rsid="00076d09" officeooo:paragraph-rsid="00076d09" style:font-size-asian="12pt" style:font-weight-asian="bold" style:font-size-complex="12pt" style:font-weight-complex="bold"/>
    </style:style>
    <style:style style:name="P14" style:family="paragraph" style:parent-style-name="Text_20_body">
      <style:text-properties fo:color="#000000" fo:font-size="12pt" style:text-underline-style="none" fo:font-weight="normal" officeooo:rsid="00076d09" officeooo:paragraph-rsid="00076d09" style:font-size-asian="12pt" style:font-weight-asian="normal" style:font-size-complex="12pt" style:font-weight-complex="normal"/>
    </style:style>
    <style:style style:name="T1" style:family="text">
      <style:text-properties officeooo:rsid="0005be6f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tyle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tyle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6">Rôles:</text:p>
      <text:p text:style-name="P3">Lucas: Chef de projet</text:p>
      <text:p text:style-name="P4">Timothée: Algorithmie</text:p>
      <text:p text:style-name="P3">Anthony: <text:span text:style-name="T1">Programmation</text:span></text:p>
      <text:p text:style-name="P3">Thomas: <text:span text:style-name="T1">Graphisme</text:span></text:p>
      <text:p text:style-name="P3"/>
      <text:p text:style-name="P7">E<text:span text:style-name="T1">mploi du temps:</text:span></text:p>
      <text:p text:style-name="P7"/>
      <text:p text:style-name="P9">Début Février:</text:p>
      <text:p text:style-name="P8"/>
      <text:p text:style-name="P8"><text:span text:style-name="T1">-C</text:span>ahier des charges</text:p>
      <text:p text:style-name="P1"/>
      <text:p text:style-name="P4">Fin février:</text:p>
      <text:p text:style-name="P1"/>
      <text:p text:style-name="P1">-<text:span text:style-name="T1">Finaliser le game-design/gameplay</text:span></text:p>
      <text:p text:style-name="P1">- <text:span text:style-name="T1">Menu du jeu finalisé</text:span></text:p>
      <text:p text:style-name="P1"/>
      <text:p text:style-name="P3">Mi-Mars:</text:p>
      <text:p text:style-name="P3"/>
      <text:p text:style-name="P3">-<text:span text:style-name="T1">Fin des recherches Graphiques</text:span></text:p>
      <text:p text:style-name="P3">-<text:span text:style-name="T1">Début recherche audio</text:span></text:p>
      <text:p text:style-name="P3">-<text:span text:style-name="T1">Mise en place algorithmie+Programmation</text:span></text:p>
      <text:p text:style-name="P3"/>
      <text:p text:style-name="P4">Fin Mars:</text:p>
      <text:p text:style-name="P4"/>
      <text:p text:style-name="P4">-Début du bêta-testing</text:p>
      <text:p text:style-name="P4">-Correction des premiers bugs/problèmes</text:p>
      <text:p text:style-name="P4"/>
      <text:p text:style-name="P4">Mi-Avril:</text:p>
      <text:p text:style-name="P4"/>
      <text:p text:style-name="P4">-Améliorer le jeu (Autres difficultés/niveaux)</text:p>
      <text:p text:style-name="P3"/>
      <text:p text:style-name="P3"/>
      <text:p text:style-name="P4">Fin Avril:</text:p>
      <text:p text:style-name="P4"/>
      <text:p text:style-name="P4">-Premier jet du rendu final</text:p>
      <text:p text:style-name="P3"/>
      <text:p text:style-name="P3"/>
      <text:p text:style-name="P3"><text:s text:c="2"/><text:span text:style-name="T1">Mai:</text:span></text:p>
      <text:p text:style-name="P4"/>
      <text:p text:style-name="P4">- Corrections de problèmes/bugs</text:p>
      <text:p text:style-name="P1"/>
      <text:p text:style-name="P1"/>
      <text:p text:style-name="P3">19 Mai 2017: Soutenance ( Dernier créneau projet d’Aurion )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Recherche de Jeux:</text:p>
      <text:p text:style-name="P10"/>
      <text:p text:style-name="P12"><text:bookmark text:name="docs-internal-guid-deab9c29-283c-93fe-0eca-ef28933c0eb0"/><text:a xlink:type="simple" xlink:href="http://www.serious-game.fr/decouvrez-les-metiers-du-batiment-avec-le-serious-game-magic-college-2/" text:style-name="Internet_20_link" text:visited-style-name="Visited_20_Internet_20_Link"><text:span text:style-name="T11">http://www.serious-game.fr/decouvrez-les-metiers-du-batiment-avec-le-serious-game-magic-college-2/</text:span></text:a></text:p>
      <text:p text:style-name="Text_20_body"><text:span text:style-name="T12"><text:line-break/></text:span><text:a xlink:type="simple" xlink:href="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" text:style-name="Internet_20_link" text:visited-style-name="Visited_20_Internet_20_Link"><text:span text:style-name="T11">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</text:span></text:a></text:p>
      <text:p text:style-name="Text_20_body"><text:span text:style-name="T4"/></text:p>
      <text:p text:style-name="P13"><text:span text:style-name="T7">Définition:</text:span></text:p>
      <text:p text:style-name="P13"><text:span text:style-name="T7"/></text:p>
      <text:p text:style-name="P14"><text:bookmark text:name="docs-internal-guid-deab9c29-283c-eca4-73bc-fd3530a8b366"/><text:span text:style-name="T8">Le bâtiment intelligent se définit donc mieux comme un </text:span><text:span text:style-name="T9">bâtiment à haute efficacité énergétique</text:span><text:span text:style-name="T8">, </text:span><text:span text:style-name="T9">intégrant dans la gestion intelligente du bâtiment les équipements consommateurs, les équipements producteurs et les équipements de stockage de l’électricité, tels que les véhicules électriques</text:span><text:span text:style-name="T8">. L’efficacité énergétique dépend également des techniques de construction du bâtiment, de l’isolation par exemple. Le concept de bâtiment intelligent correspond à l’intégration de solutions de gestion énergétique dans l’habitat et les bâtiments d’entreprise, notamment pour parvenir à des bâtiments à énergie positive.</text:span></text:p>
      <text:p text:style-name="P14"><text:span text:style-name="T7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04:43.090652254</meta:creation-date>
    <dc:date>2017-02-10T14:44:54.791150068</dc:date>
    <meta:editing-duration>PT9M9S</meta:editing-duration>
    <meta:editing-cycles>1</meta:editing-cycles>
    <meta:document-statistic meta:table-count="0" meta:image-count="0" meta:object-count="0" meta:page-count="2" meta:paragraph-count="31" meta:word-count="168" meta:character-count="1631" meta:non-whitespace-character-count="1491"/>
    <meta:generator>LibreOffice/5.1.4.2$Linux_X86_64 LibreOffice_project/10m0$Build-2</meta:generator>
  </office:meta>
</office:document-meta>
</file>